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adb7" officeooo:paragraph-rsid="001dadb7"/>
    </style:style>
    <style:style style:name="P2" style:family="paragraph" style:parent-style-name="Standard" style:list-style-name="L2">
      <style:text-properties officeooo:rsid="001dadb7" officeooo:paragraph-rsid="001dadb7"/>
    </style:style>
    <style:style style:name="P3" style:family="paragraph" style:parent-style-name="Standard" style:list-style-name="L2">
      <style:text-properties officeooo:rsid="001dadb7" officeooo:paragraph-rsid="0026b940"/>
    </style:style>
    <style:style style:name="P4" style:family="paragraph" style:parent-style-name="Standard" style:list-style-name="L2">
      <style:text-properties officeooo:rsid="001dadb7" officeooo:paragraph-rsid="0026b05a"/>
    </style:style>
    <style:style style:name="P5" style:family="paragraph" style:parent-style-name="Standard" style:list-style-name="L2">
      <style:text-properties officeooo:rsid="001f5966" officeooo:paragraph-rsid="001f5966"/>
    </style:style>
    <style:style style:name="P6" style:family="paragraph" style:parent-style-name="Standard" style:list-style-name="L2">
      <style:text-properties officeooo:rsid="002102be" officeooo:paragraph-rsid="002102be"/>
    </style:style>
    <style:style style:name="P7" style:family="paragraph" style:parent-style-name="Standard" style:list-style-name="L2">
      <style:text-properties officeooo:rsid="0023e9ae" officeooo:paragraph-rsid="0023e9ae"/>
    </style:style>
    <style:style style:name="P8" style:family="paragraph" style:parent-style-name="Standard" style:list-style-name="L2">
      <style:text-properties officeooo:rsid="0024b4f7" officeooo:paragraph-rsid="0024b4f7"/>
    </style:style>
    <style:style style:name="P9" style:family="paragraph" style:parent-style-name="Standard" style:list-style-name="L2">
      <style:text-properties officeooo:rsid="0026b05a" officeooo:paragraph-rsid="0026b05a"/>
    </style:style>
    <style:style style:name="T1" style:family="text">
      <style:text-properties officeooo:rsid="001f5966"/>
    </style:style>
    <style:style style:name="T2" style:family="text">
      <style:text-properties officeooo:rsid="00230dc3"/>
    </style:style>
    <style:style style:name="T3" style:family="text">
      <style:text-properties officeooo:rsid="0026b0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e de mobilização</text:p>
      <text:p text:style-name="P1"/>
      <text:list xml:id="list2642417192" text:style-name="L2">
        <text:list-item>
          <text:p text:style-name="P2">Mobilização em algum grupo (bairros, discussões, juntar com profs para resolver problemas).</text:p>
        </text:list-item>
        <text:list-item>
          <text:p text:style-name="P3">Incentivar ******</text:p>
        </text:list-item>
        <text:list-item>
          <text:p text:style-name="P2">Controlar contribuidores para a causa (quem trabalha, quem só enfeita, o que cada um fez)</text:p>
        </text:list-item>
        <text:list-item>
          <text:p text:style-name="P2">Pessoas podem ser convidadas para se juntarem a causa (Qualquer um pode chamar)</text:p>
        </text:list-item>
        <text:list-item>
          <text:p text:style-name="P2">Conversas e ideias sobre a causa são discutidas na plataforma</text:p>
        </text:list-item>
        <text:list-item>
          <text:p text:style-name="P2">Plataforma deve permitir inserção de metas</text:p>
        </text:list-item>
        <text:list-item>
          <text:p text:style-name="P2">Pessoas podem abraçar alguma meta <text:span text:style-name="T2">específica</text:span></text:p>
        </text:list-item>
        <text:list-item>
          <text:p text:style-name="P2">Qualquer pessoa pode traçar uma meta</text:p>
        </text:list-item>
        <text:list-item>
          <text:p text:style-name="P2">Um gerenciador deve gerenciar esta meta</text:p>
        </text:list-item>
        <text:list-item>
          <text:p text:style-name="P2">Plataforma deve incentivar as pessoas a participarem</text:p>
          <text:list>
            <text:list-item>
              <text:p text:style-name="P2"><text:span text:style-name="T1">Gameficação?</text:span></text:p>
              <text:list>
                <text:list-item>
                  <text:p text:style-name="P8"><text:span text:style-name="T3">N</text:span>ível</text:p>
                </text:list-item>
              </text:list>
            </text:list-item>
            <text:list-item>
              <text:p text:style-name="P2"><text:span text:style-name="T1">Hinode?</text:span></text:p>
            </text:list-item>
          </text:list>
        </text:list-item>
        <text:list-item>
          <text:p text:style-name="P5">Plataforma deve ter alguma forma de validar uma ajuda em alguma meta</text:p>
          <text:list>
            <text:list-item>
              <text:p text:style-name="P5">Foto de comprovantes</text:p>
            </text:list-item>
            <text:list-item>
              <text:p text:style-name="P5">Foto no local</text:p>
            </text:list-item>
            <text:list-item>
              <text:p text:style-name="P5">Confirmações por usuários</text:p>
              <text:list>
                <text:list-item>
                  <text:p text:style-name="P5">Denunciar uma notícia falsa</text:p>
                </text:list-item>
              </text:list>
            </text:list-item>
          </text:list>
        </text:list-item>
        <text:list-item>
          <text:p text:style-name="P5">Rede social orientada a algum objetivo</text:p>
        </text:list-item>
        <text:list-item>
          <text:p text:style-name="P5">A aplicação pode ser para uma determinada causa específica (fechado para aquela causa) ou genérico, com um repositório de causas</text:p>
        </text:list-item>
        <text:list-item>
          <text:p text:style-name="P5">Sistema de reputação para as mídias inseridas e para as pessoas que participam</text:p>
          <text:list>
            <text:list-item>
              <text:p text:style-name="P5">Whitelist e blacklist</text:p>
            </text:list-item>
            <text:list-item>
              <text:p text:style-name="P5">Pesos nas denúncias pela reputação dos usuários</text:p>
            </text:list-item>
          </text:list>
        </text:list-item>
        <text:list-item>
          <text:p text:style-name="P5">Autenticação por facebook</text:p>
        </text:list-item>
        <text:list-item>
          <text:p text:style-name="P6">Login sem senha estilo medium</text:p>
          <text:list>
            <text:list-item>
              <text:p text:style-name="P6">Insere o e-mail, o sistema te manda um link e você apenas clica no link e entra</text:p>
            </text:list-item>
          </text:list>
        </text:list-item>
        <text:list-item>
          <text:p text:style-name="P7">Compartilhamento em outras redes sociais</text:p>
          <text:list>
            <text:list-item>
              <text:p text:style-name="P7">Pessoas ganham pontos por isso</text:p>
            </text:list-item>
          </text:list>
        </text:list-item>
        <text:list-item>
          <text:p text:style-name="P7">Ranking</text:p>
          <text:list>
            <text:list-item>
              <text:p text:style-name="P7">Quando alguém te passa, mandar uma mensagem falando que seu amigo te passou</text:p>
            </text:list-item>
          </text:list>
        </text:list-item>
        <text:list-item>
          <text:p text:style-name="P7">Priorização de metas</text:p>
        </text:list-item>
        <text:list-item>
          <text:p text:style-name="P7">Tipos diferentes tipos de meta</text:p>
          <text:list>
            <text:list-item>
              <text:p text:style-name="P7">Contador</text:p>
            </text:list-item>
            <text:list-item>
              <text:p text:style-name="P7">Médio, curto e longo prazos</text:p>
            </text:list-item>
          </text:list>
        </text:list-item>
        <text:list-item>
          <text:p text:style-name="P8">Pontuação exclusiva por causa</text:p>
        </text:list-item>
        <text:list-item>
          <text:p text:style-name="P9">Sistema de likes</text:p>
        </text:list-item>
        <text:list-item>
          <text:p text:style-name="P9">Conquistas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44:22.104270198</meta:creation-date>
    <dc:date>2018-01-19T11:21:17.850155508</dc:date>
    <meta:editing-duration>PT15M22S</meta:editing-duration>
    <meta:editing-cycles>8</meta:editing-cycles>
    <meta:generator>LibreOffice/5.4.4.2$Linux_X86_64 LibreOffice_project/40m0$Build-2</meta:generator>
    <meta:document-statistic meta:table-count="0" meta:image-count="0" meta:object-count="0" meta:page-count="1" meta:paragraph-count="39" meta:word-count="272" meta:character-count="1521" meta:non-whitespace-character-count="1325"/>
  </office:meta>
</office:document-meta>
</file>